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ffbf" officeooo:paragraph-rsid="0013ffbf"/>
    </style:style>
    <style:style style:name="P2" style:family="paragraph" style:parent-style-name="Standard">
      <style:paragraph-properties fo:text-align="start" style:justify-single-word="false"/>
      <style:text-properties officeooo:rsid="0013ffbf" officeooo:paragraph-rsid="0016cf6b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22222" style:font-name="Liberation Serif" fo:font-size="12pt" fo:letter-spacing="normal" fo:font-style="normal" fo:font-weight="bold" officeooo:rsid="0013ffbf" officeooo:paragraph-rsid="0013ffb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3ffbf" officeooo:paragraph-rsid="0013ffbf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3ffbf" officeooo:paragraph-rsid="0013ffb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3ffbf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3ffbf" officeooo:paragraph-rsid="0013ffb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3ffbf" officeooo:paragraph-rsid="0016cf6b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officeooo:rsid="0013ffbf" officeooo:paragraph-rsid="0013ffbf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3ffbf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officeooo:rsid="0013ffbf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bold" officeooo:rsid="0016cf6b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366d6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24292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92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gular Assignment</text:p>
      <text:p text:style-name="P4"/>
      <text:p text:style-name="P4"/>
      <text:p text:style-name="P5">Primary Task:</text:p>
      <text:p text:style-name="P5"/>
      <text:p text:style-name="P1"><text:span text:style-name="T1">1) The application must have </text:span><text:span text:style-name="T3">login</text:span><text:span text:style-name="T1"> and </text:span><text:span text:style-name="T3">landing page</text:span><text:span text:style-name="T1"> along with some additional page.</text:span></text:p>
      <text:p text:style-name="P5"/>
      <text:p text:style-name="P1"><text:span text:style-name="T1">2) The application should be </text:span><text:span text:style-name="T3">lazy loaded</text:span><text:span text:style-name="T1">.</text:span></text:p>
      <text:p text:style-name="P5"/>
      <text:p text:style-name="P1"><text:span text:style-name="T1">3) </text:span><text:span text:style-name="T3">Login state</text:span><text:span text:style-name="T1"> should be preserved in the application.</text:span></text:p>
      <text:p text:style-name="P5"/>
      <text:p text:style-name="P1"><text:span text:style-name="T1">4) Must have functionality for </text:span><text:span text:style-name="T3">different roles</text:span><text:span text:style-name="T1"> for UI binding.</text:span></text:p>
      <text:p text:style-name="P5">Note: Role management should be integrated irrespective if it is not used in your application.</text:p>
      <text:p text:style-name="P5"/>
      <text:p text:style-name="P5">5) The application should have a navigation bar which contains links to different pages (About, Photos, Comments, and User).</text:p>
      <text:p text:style-name="P5"/>
      <text:p text:style-name="P5">6) Landing page should have a hero section containing the image in ratio 16:9(width: height) covering full width.</text:p>
      <text:p text:style-name="P5"/>
      <text:p text:style-name="P1"><text:span text:style-name="T1">7) The page should navigate to the respective page and the nav bar tab for the </text:span><text:span text:style-name="T3">currently visible section</text:span><text:span text:style-name="T1"> should be highlighted.</text:span></text:p>
      <text:p text:style-name="P5"/>
      <text:p text:style-name="P2"><text:span text:style-name="T1">8) The application must containe an </text:span><text:span text:style-name="T4">Interceptor</text:span><text:span text:style-name="T1"> and </text:span><text:span text:style-name="T3">service</text:span><text:span text:style-name="T1"> to porcess each and every </text:span><text:span text:style-name="T3">API</text:span><text:span text:style-name="T1"> reuqest.</text:span></text:p>
      <text:p text:style-name="P8"/>
      <text:p text:style-name="P6"><text:span text:style-name="T2">Note : </text:span><text:a xlink:type="simple" xlink:href="https://jsonplaceholder.typicode.com/" text:style-name="Internet_20_link" text:visited-style-name="Visited_20_Internet_20_Link">JSONPlaceholder</text:a><text:span text:style-name="T5"> </text:span><text:span text:style-name="T6">is a simple fake </text:span><text:span text:style-name="T7">REST API</text:span><text:span text:style-name="T6"> for testing and prototyping.</text:span></text:p>
      <text:p text:style-name="P5">9) Each section of the page contains a heading and some data explained below:</text:p>
      <text:list xml:id="list7716200937225066493" text:style-name="L1">
        <text:list-item>
          <text:p text:style-name="P9">Heading: About</text:p>
          <text:list>
            <text:list-item>
              <text:p text:style-name="P9">Data: Contains Lorem ipsum text paragraph(dummy text 400 words).</text:p>
            </text:list-item>
          </text:list>
        </text:list-item>
        <text:list-item>
          <text:p text:style-name="P9">Heading: Photos</text:p>
          <text:list>
            <text:list-item>
              <text:p text:style-name="P10"><text:span text:style-name="T2">Data : Display first 9 photo cards from JSON data at url: </text:span><text:a xlink:type="simple" xlink:href="https://jsonplaceholder.typicode.com/photos" text:style-name="Internet_20_link" text:visited-style-name="Visited_20_Internet_20_Link">https://jsonplaceholder.typicode.com/photos</text:a><text:span text:style-name="T2"> . Each row should have 3 cards with image, title.</text:span></text:p>
            </text:list-item>
          </text:list>
        </text:list-item>
        <text:list-item>
          <text:p text:style-name="P9">Heading: Comments</text:p>
          <text:list>
            <text:list-item>
              <text:p text:style-name="P10"><text:span text:style-name="T2">Data: Display first 12 comments cards from JSON data at url: </text:span><text:a xlink:type="simple" xlink:href="https://jsonplaceholder.typicode.com/comments" text:style-name="Internet_20_link" text:visited-style-name="Visited_20_Internet_20_Link">https://jsonplaceholder.typicode.com/comments</text:a></text:p>
            </text:list-item>
          </text:list>
        </text:list-item>
        <text:list-item>
          <text:p text:style-name="P9">Heading: User</text:p>
          <text:list>
            <text:list-item>
              <text:p text:style-name="P10"><text:span text:style-name="T2">Data: Display first 20 users card from JSON data at </text:span><text:a xlink:type="simple" xlink:href="https://jsonplaceholder.typicode.com/users" text:style-name="Internet_20_link" text:visited-style-name="Visited_20_Internet_20_Link">https://jsonplaceholder.typicode.com/users</text:a><text:span text:style-name="T2"> This should be a horizontal scrolling section. Each card should have an image (static photo), name and email. Use a static photo for all users. Every card click should display an alert dialog with user nam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4:58:59.969714278</meta:creation-date>
    <dc:date>2019-07-03T16:36:37.929358380</dc:date>
    <meta:editing-duration>PT15M2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68" meta:character-count="1672" meta:non-whitespace-character-count="1433"/>
  </office:meta>
</office:document-meta>
</file>